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</office:automatic-styles>
  <office:body>
    <office:spreadsheet>
      <table:calculation-settings>
        <table:iteration table:status="enable" table:steps="500"/>
      </table:calculation-settings>
      <table:table table:name="Openness_OCSVME_W1G_KI04_2016_10_21_#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65447709529" calcext:value-type="float">
            <text:p>0.365447709529</text:p>
          </table:table-cell>
          <table:table-cell office:value-type="float" office:value="0.286450676807" calcext:value-type="float">
            <text:p>0.286450676807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346344796903" calcext:value-type="float">
            <text:p>0.346344796903</text:p>
          </table:table-cell>
          <table:table-cell office:value-type="float" office:value="0.321162763787" calcext:value-type="float">
            <text:p>0.32116276378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9038157939" calcext:value-type="float">
            <text:p>0.479038157939</text:p>
          </table:table-cell>
          <table:table-cell office:value-type="float" office:value="0.301042880303" calcext:value-type="float">
            <text:p>0.301042880303</text:p>
          </table:table-cell>
          <table:table-cell office:value-type="float" office:value="0.173212" calcext:value-type="float">
            <text:p>0.173212</text:p>
          </table:table-cell>
          <table:table-cell office:value-type="float" office:value="0.428381052661" calcext:value-type="float">
            <text:p>0.428381052661</text:p>
          </table:table-cell>
          <table:table-cell office:value-type="float" office:value="0.36973345017" calcext:value-type="float">
            <text:p>0.3697334501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25432733821" calcext:value-type="float">
            <text:p>0.425432733821</text:p>
          </table:table-cell>
          <table:table-cell office:value-type="float" office:value="0.316895436059" calcext:value-type="float">
            <text:p>0.316895436059</text:p>
          </table:table-cell>
          <table:table-cell office:value-type="float" office:value="0.163295" calcext:value-type="float">
            <text:p>0.163295</text:p>
          </table:table-cell>
          <table:table-cell office:value-type="float" office:value="0.398158708757" calcext:value-type="float">
            <text:p>0.398158708757</text:p>
          </table:table-cell>
          <table:table-cell office:value-type="float" office:value="0.363229356417" calcext:value-type="float">
            <text:p>0.36322935641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467394889865" calcext:value-type="float">
            <text:p>0.467394889865</text:p>
          </table:table-cell>
          <table:table-cell office:value-type="float" office:value="0.422195447128" calcext:value-type="float">
            <text:p>0.422195447128</text:p>
          </table:table-cell>
          <table:table-cell office:value-type="float" office:value="0.215341" calcext:value-type="float">
            <text:p>0.215341</text:p>
          </table:table-cell>
          <table:table-cell office:value-type="float" office:value="0.457596996784" calcext:value-type="float">
            <text:p>0.457596996784</text:p>
          </table:table-cell>
          <table:table-cell office:value-type="float" office:value="0.443646892971" calcext:value-type="float">
            <text:p>0.443646892971</text:p>
          </table:table-cell>
        </table:table-row>
        <table:table-row table:style-name="ro1">
          <table:table-cell table:number-columns-repeated="5"/>
          <table:table-cell table:style-name="ce1" table:formula="of:=AVERAGE([.F1:.F4])" office:value-type="float" office:value="0.4343283727885" calcext:value-type="float">
            <text:p>0.4343283727885</text:p>
          </table:table-cell>
          <table:table-cell table:style-name="ce1" table:formula="of:=AVERAGE([.G1:.G4])" office:value-type="float" office:value="0.33164611007425" calcext:value-type="float">
            <text:p>0.33164611007425</text:p>
          </table:table-cell>
          <table:table-cell table:style-name="ce1" table:formula="of:=AVERAGE([.H1:.H4])" office:value-type="float" office:value="0.164287" calcext:value-type="float">
            <text:p>0.164287</text:p>
          </table:table-cell>
          <table:table-cell table:style-name="ce1" table:formula="of:=AVERAGE([.I1:.I4])" office:value-type="float" office:value="0.40762038877625" calcext:value-type="float">
            <text:p>0.40762038877625</text:p>
          </table:table-cell>
          <table:table-cell table:style-name="ce1" table:formula="of:=AVERAGE([.J1:.J4])" office:value-type="float" office:value="0.37444311583625" calcext:value-type="float">
            <text:p>0.37444311583625</text:p>
          </table:table-cell>
        </table:table-row>
        <table:table-row table:style-name="ro1">
          <table:table-cell table:number-columns-repeated="5"/>
          <table:table-cell table:style-name="ce2" table:formula="of:=STDEV([.F1:.F4])" office:value-type="float" office:value="0.0513680757003903" calcext:value-type="float">
            <text:p>0.05136807570039</text:p>
          </table:table-cell>
          <table:table-cell table:style-name="ce2" table:formula="of:=STDEV([.G1:.G4])" office:value-type="float" office:value="0.0616331882603958" calcext:value-type="float">
            <text:p>0.061633188260396</text:p>
          </table:table-cell>
          <table:table-cell table:style-name="ce2" table:formula="of:=STDEV([.H1:.H4])" office:value-type="float" office:value="0.0453380516196568" calcext:value-type="float">
            <text:p>0.045338051619657</text:p>
          </table:table-cell>
          <table:table-cell table:style-name="ce2" table:formula="of:=STDEV([.I1:.I4])" office:value-type="float" office:value="0.04751451729419" calcext:value-type="float">
            <text:p>0.04751451729419</text:p>
          </table:table-cell>
          <table:table-cell table:style-name="ce2" table:formula="of:=STDEV([.J1:.J4])" office:value-type="float" office:value="0.0509113217114126" calcext:value-type="float">
            <text:p>0.05091132171141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09235002352" calcext:value-type="float">
            <text:p>0.409235002352</text:p>
          </table:table-cell>
          <table:table-cell office:value-type="float" office:value="0.323919213434" calcext:value-type="float">
            <text:p>0.323919213434</text:p>
          </table:table-cell>
          <table:table-cell office:value-type="float" office:value="0.157799" calcext:value-type="float">
            <text:p>0.157799</text:p>
          </table:table-cell>
          <table:table-cell office:value-type="float" office:value="0.388756402855" calcext:value-type="float">
            <text:p>0.388756402855</text:p>
          </table:table-cell>
          <table:table-cell office:value-type="float" office:value="0.361613088263" calcext:value-type="float">
            <text:p>0.36161308826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28665815257" calcext:value-type="float">
            <text:p>0.428665815257</text:p>
          </table:table-cell>
          <table:table-cell office:value-type="float" office:value="0.453842656154" calcext:value-type="float">
            <text:p>0.453842656154</text:p>
          </table:table-cell>
          <table:table-cell office:value-type="float" office:value="0.209011" calcext:value-type="float">
            <text:p>0.209011</text:p>
          </table:table-cell>
          <table:table-cell office:value-type="float" office:value="0.433475207314" calcext:value-type="float">
            <text:p>0.433475207314</text:p>
          </table:table-cell>
          <table:table-cell office:value-type="float" office:value="0.440895104129" calcext:value-type="float">
            <text:p>0.44089510412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85462348186" calcext:value-type="float">
            <text:p>0.385462348186</text:p>
          </table:table-cell>
          <table:table-cell office:value-type="float" office:value="0.291580144394" calcext:value-type="float">
            <text:p>0.291580144394</text:p>
          </table:table-cell>
          <table:table-cell office:value-type="float" office:value="0.105733" calcext:value-type="float">
            <text:p>0.105733</text:p>
          </table:table-cell>
          <table:table-cell office:value-type="float" office:value="0.362142040864" calcext:value-type="float">
            <text:p>0.362142040864</text:p>
          </table:table-cell>
          <table:table-cell office:value-type="float" office:value="0.332012151008" calcext:value-type="float">
            <text:p>0.33201215100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3505469704" calcext:value-type="float">
            <text:p>0.3505469704</text:p>
          </table:table-cell>
          <table:table-cell office:value-type="float" office:value="0.337886745409" calcext:value-type="float">
            <text:p>0.337886745409</text:p>
          </table:table-cell>
          <table:table-cell office:value-type="float" office:value="0.141207" calcext:value-type="float">
            <text:p>0.141207</text:p>
          </table:table-cell>
          <table:table-cell office:value-type="float" office:value="0.347939591701" calcext:value-type="float">
            <text:p>0.347939591701</text:p>
          </table:table-cell>
          <table:table-cell office:value-type="float" office:value="0.344100447789" calcext:value-type="float">
            <text:p>0.344100447789</text:p>
          </table:table-cell>
        </table:table-row>
        <table:table-row table:style-name="ro1">
          <table:table-cell table:number-columns-repeated="5"/>
          <table:table-cell table:style-name="ce1" table:formula="of:=AVERAGE([.F8:.F11])" office:value-type="float" office:value="0.39347753404875" calcext:value-type="float">
            <text:p>0.39347753404875</text:p>
          </table:table-cell>
          <table:table-cell table:style-name="ce1" table:formula="of:=AVERAGE([.G8:.G11])" office:value-type="float" office:value="0.35180718984775" calcext:value-type="float">
            <text:p>0.35180718984775</text:p>
          </table:table-cell>
          <table:table-cell table:style-name="ce1" table:formula="of:=AVERAGE([.H8:.H11])" office:value-type="float" office:value="0.1534375" calcext:value-type="float">
            <text:p>0.1534375</text:p>
          </table:table-cell>
          <table:table-cell table:style-name="ce1" table:formula="of:=AVERAGE([.I8:.I11])" office:value-type="float" office:value="0.3830783106835" calcext:value-type="float">
            <text:p>0.3830783106835</text:p>
          </table:table-cell>
          <table:table-cell table:style-name="ce1" table:formula="of:=AVERAGE([.J8:.J11])" office:value-type="float" office:value="0.36965519779725" calcext:value-type="float">
            <text:p>0.36965519779725</text:p>
          </table:table-cell>
        </table:table-row>
        <table:table-row table:style-name="ro1">
          <table:table-cell table:number-columns-repeated="5"/>
          <table:table-cell table:style-name="ce2" table:formula="of:=STDEV([.F8:.F11])" office:value-type="float" office:value="0.0336342555605274" calcext:value-type="float">
            <text:p>0.033634255560528</text:p>
          </table:table-cell>
          <table:table-cell table:style-name="ce2" table:formula="of:=STDEV([.G8:.G11])" office:value-type="float" office:value="0.0707343655051493" calcext:value-type="float">
            <text:p>0.070734365505149</text:p>
          </table:table-cell>
          <table:table-cell table:style-name="ce2" table:formula="of:=STDEV([.H8:.H11])" office:value-type="float" office:value="0.0429446971309226" calcext:value-type="float">
            <text:p>0.042944697130923</text:p>
          </table:table-cell>
          <table:table-cell table:style-name="ce2" table:formula="of:=STDEV([.I8:.I11])" office:value-type="float" office:value="0.037617127687528" calcext:value-type="float">
            <text:p>0.037617127687528</text:p>
          </table:table-cell>
          <table:table-cell table:style-name="ce2" table:formula="of:=STDEV([.J8:.J11])" office:value-type="float" office:value="0.0490232733827489" calcext:value-type="float">
            <text:p>0.04902327338274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90130825043" calcext:value-type="float">
            <text:p>0.390130825043</text:p>
          </table:table-cell>
          <table:table-cell office:value-type="float" office:value="0.517266664305" calcext:value-type="float">
            <text:p>0.517266664305</text:p>
          </table:table-cell>
          <table:table-cell office:value-type="float" office:value="0.22647" calcext:value-type="float">
            <text:p>0.22647</text:p>
          </table:table-cell>
          <table:table-cell office:value-type="float" office:value="0.410299847751" calcext:value-type="float">
            <text:p>0.410299847751</text:p>
          </table:table-cell>
          <table:table-cell office:value-type="float" office:value="0.444792217042" calcext:value-type="float">
            <text:p>0.44479221704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12570220536" calcext:value-type="float">
            <text:p>0.312570220536</text:p>
          </table:table-cell>
          <table:table-cell office:value-type="float" office:value="0.500349521122" calcext:value-type="float">
            <text:p>0.500349521122</text:p>
          </table:table-cell>
          <table:table-cell office:value-type="float" office:value="0.172447" calcext:value-type="float">
            <text:p>0.172447</text:p>
          </table:table-cell>
          <table:table-cell office:value-type="float" office:value="0.337935398299" calcext:value-type="float">
            <text:p>0.337935398299</text:p>
          </table:table-cell>
          <table:table-cell office:value-type="float" office:value="0.384771957544" calcext:value-type="float">
            <text:p>0.38477195754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17434713607" calcext:value-type="float">
            <text:p>0.317434713607</text:p>
          </table:table-cell>
          <table:table-cell office:value-type="float" office:value="0.376966619981" calcext:value-type="float">
            <text:p>0.376966619981</text:p>
          </table:table-cell>
          <table:table-cell office:value-type="float" office:value="0.109084" calcext:value-type="float">
            <text:p>0.109084</text:p>
          </table:table-cell>
          <table:table-cell office:value-type="float" office:value="0.327787796001" calcext:value-type="float">
            <text:p>0.327787796001</text:p>
          </table:table-cell>
          <table:table-cell office:value-type="float" office:value="0.344648793904" calcext:value-type="float">
            <text:p>0.34464879390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294850411166" calcext:value-type="float">
            <text:p>0.294850411166</text:p>
          </table:table-cell>
          <table:table-cell office:value-type="float" office:value="0.481000421147" calcext:value-type="float">
            <text:p>0.481000421147</text:p>
          </table:table-cell>
          <table:table-cell office:value-type="float" office:value="0.141103" calcext:value-type="float">
            <text:p>0.141103</text:p>
          </table:table-cell>
          <table:table-cell office:value-type="float" office:value="0.319586808462" calcext:value-type="float">
            <text:p>0.319586808462</text:p>
          </table:table-cell>
          <table:table-cell office:value-type="float" office:value="0.365593915839" calcext:value-type="float">
            <text:p>0.365593915839</text:p>
          </table:table-cell>
        </table:table-row>
        <table:table-row table:style-name="ro1">
          <table:table-cell table:number-columns-repeated="5"/>
          <table:table-cell table:style-name="ce1" table:formula="of:=AVERAGE([.F15:.F18])" office:value-type="float" office:value="0.328746542588" calcext:value-type="float">
            <text:p>0.328746542588</text:p>
          </table:table-cell>
          <table:table-cell table:style-name="ce1" table:formula="of:=AVERAGE([.G15:.G18])" office:value-type="float" office:value="0.46889580663875" calcext:value-type="float">
            <text:p>0.46889580663875</text:p>
          </table:table-cell>
          <table:table-cell table:style-name="ce1" table:formula="of:=AVERAGE([.H15:.H18])" office:value-type="float" office:value="0.162276" calcext:value-type="float">
            <text:p>0.162276</text:p>
          </table:table-cell>
          <table:table-cell table:style-name="ce1" table:formula="of:=AVERAGE([.I15:.I18])" office:value-type="float" office:value="0.34890246262825" calcext:value-type="float">
            <text:p>0.34890246262825</text:p>
          </table:table-cell>
          <table:table-cell table:style-name="ce1" table:formula="of:=AVERAGE([.J15:.J18])" office:value-type="float" office:value="0.38495172108225" calcext:value-type="float">
            <text:p>0.38495172108225</text:p>
          </table:table-cell>
        </table:table-row>
        <table:table-row table:style-name="ro1">
          <table:table-cell table:number-columns-repeated="5"/>
          <table:table-cell table:style-name="ce2" table:formula="of:=STDEV([.F15:.F18])" office:value-type="float" office:value="0.0420579311898804" calcext:value-type="float">
            <text:p>0.04205793118988</text:p>
          </table:table-cell>
          <table:table-cell table:style-name="ce2" table:formula="of:=STDEV([.G15:.G18])" office:value-type="float" office:value="0.0630517593677639" calcext:value-type="float">
            <text:p>0.063051759367764</text:p>
          </table:table-cell>
          <table:table-cell table:style-name="ce2" table:formula="of:=STDEV([.H15:.H18])" office:value-type="float" office:value="0.0500066784539825" calcext:value-type="float">
            <text:p>0.050006678453983</text:p>
          </table:table-cell>
          <table:table-cell table:style-name="ce2" table:formula="of:=STDEV([.I15:.I18])" office:value-type="float" office:value="0.0416139084357152" calcext:value-type="float">
            <text:p>0.041613908435715</text:p>
          </table:table-cell>
          <table:table-cell table:style-name="ce2" table:formula="of:=STDEV([.J15:.J18])" office:value-type="float" office:value="0.0431275930026608" calcext:value-type="float">
            <text:p>0.04312759300266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96931224299" calcext:value-type="float">
            <text:p>0.396931224299</text:p>
          </table:table-cell>
          <table:table-cell office:value-type="float" office:value="0.454523903207" calcext:value-type="float">
            <text:p>0.454523903207</text:p>
          </table:table-cell>
          <table:table-cell office:value-type="float" office:value="0.171965" calcext:value-type="float">
            <text:p>0.171965</text:p>
          </table:table-cell>
          <table:table-cell office:value-type="float" office:value="0.40725179115" calcext:value-type="float">
            <text:p>0.40725179115</text:p>
          </table:table-cell>
          <table:table-cell office:value-type="float" office:value="0.423779770759" calcext:value-type="float">
            <text:p>0.42377977075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12447170181" calcext:value-type="float">
            <text:p>0.312447170181</text:p>
          </table:table-cell>
          <table:table-cell office:value-type="float" office:value="0.357524368129" calcext:value-type="float">
            <text:p>0.357524368129</text:p>
          </table:table-cell>
          <table:table-cell office:value-type="float" office:value="0.113166" calcext:value-type="float">
            <text:p>0.113166</text:p>
          </table:table-cell>
          <table:table-cell office:value-type="float" office:value="0.320529742411" calcext:value-type="float">
            <text:p>0.320529742411</text:p>
          </table:table-cell>
          <table:table-cell office:value-type="float" office:value="0.333469321322" calcext:value-type="float">
            <text:p>0.33346932132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49439533253" calcext:value-type="float">
            <text:p>0.249439533253</text:p>
          </table:table-cell>
          <table:table-cell office:value-type="float" office:value="0.448821043981" calcext:value-type="float">
            <text:p>0.448821043981</text:p>
          </table:table-cell>
          <table:table-cell office:value-type="float" office:value="0.0913906" calcext:value-type="float">
            <text:p>0.0913906</text:p>
          </table:table-cell>
          <table:table-cell office:value-type="float" office:value="0.273762443361" calcext:value-type="float">
            <text:p>0.273762443361</text:p>
          </table:table-cell>
          <table:table-cell office:value-type="float" office:value="0.320664563846" calcext:value-type="float">
            <text:p>0.32066456384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332462794976" calcext:value-type="float">
            <text:p>0.332462794976</text:p>
          </table:table-cell>
          <table:table-cell office:value-type="float" office:value="0.558950112476" calcext:value-type="float">
            <text:p>0.558950112476</text:p>
          </table:table-cell>
          <table:table-cell office:value-type="float" office:value="0.180207" calcext:value-type="float">
            <text:p>0.180207</text:p>
          </table:table-cell>
          <table:table-cell office:value-type="float" office:value="0.361781676813" calcext:value-type="float">
            <text:p>0.361781676813</text:p>
          </table:table-cell>
          <table:table-cell office:value-type="float" office:value="0.416933870022" calcext:value-type="float">
            <text:p>0.416933870022</text:p>
          </table:table-cell>
        </table:table-row>
        <table:table-row table:style-name="ro1">
          <table:table-cell table:number-columns-repeated="5"/>
          <table:table-cell table:style-name="ce1" table:formula="of:=AVERAGE([.F22:.F25])" office:value-type="float" office:value="0.32282018067725" calcext:value-type="float">
            <text:p>0.32282018067725</text:p>
          </table:table-cell>
          <table:table-cell table:style-name="ce1" table:formula="of:=AVERAGE([.G22:.G25])" office:value-type="float" office:value="0.45495485694825" calcext:value-type="float">
            <text:p>0.45495485694825</text:p>
          </table:table-cell>
          <table:table-cell table:style-name="ce1" table:formula="of:=AVERAGE([.H22:.H25])" office:value-type="float" office:value="0.13918215" calcext:value-type="float">
            <text:p>0.13918215</text:p>
          </table:table-cell>
          <table:table-cell table:style-name="ce1" table:formula="of:=AVERAGE([.I22:.I25])" office:value-type="float" office:value="0.34083141343375" calcext:value-type="float">
            <text:p>0.34083141343375</text:p>
          </table:table-cell>
          <table:table-cell table:style-name="ce1" table:formula="of:=AVERAGE([.J22:.J25])" office:value-type="float" office:value="0.37371188148725" calcext:value-type="float">
            <text:p>0.37371188148725</text:p>
          </table:table-cell>
        </table:table-row>
        <table:table-row table:style-name="ro1">
          <table:table-cell table:number-columns-repeated="5"/>
          <table:table-cell table:style-name="ce2" table:formula="of:=STDEV([.F22:.F25])" office:value-type="float" office:value="0.0607666179201947" calcext:value-type="float">
            <text:p>0.060766617920195</text:p>
          </table:table-cell>
          <table:table-cell table:style-name="ce2" table:formula="of:=STDEV([.G22:.G25])" office:value-type="float" office:value="0.0823519332023325" calcext:value-type="float">
            <text:p>0.082351933202333</text:p>
          </table:table-cell>
          <table:table-cell table:style-name="ce2" table:formula="of:=STDEV([.H22:.H25])" office:value-type="float" office:value="0.0436601491975997" calcext:value-type="float">
            <text:p>0.0436601491976</text:p>
          </table:table-cell>
          <table:table-cell table:style-name="ce2" table:formula="of:=STDEV([.I22:.I25])" office:value-type="float" office:value="0.057040876292254" calcext:value-type="float">
            <text:p>0.057040876292254</text:p>
          </table:table-cell>
          <table:table-cell table:style-name="ce2" table:formula="of:=STDEV([.J22:.J25])" office:value-type="float" office:value="0.0541861464048137" calcext:value-type="float">
            <text:p>0.05418614640481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71780072247" calcext:value-type="float">
            <text:p>0.371780072247</text:p>
          </table:table-cell>
          <table:table-cell office:value-type="float" office:value="0.4480606556" calcext:value-type="float">
            <text:p>0.4480606556</text:p>
          </table:table-cell>
          <table:table-cell office:value-type="float" office:value="0.142188" calcext:value-type="float">
            <text:p>0.142188</text:p>
          </table:table-cell>
          <table:table-cell office:value-type="float" office:value="0.384885110776" calcext:value-type="float">
            <text:p>0.384885110776</text:p>
          </table:table-cell>
          <table:table-cell office:value-type="float" office:value="0.406371670135" calcext:value-type="float">
            <text:p>0.40637167013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08161722689" calcext:value-type="float">
            <text:p>0.308161722689</text:p>
          </table:table-cell>
          <table:table-cell office:value-type="float" office:value="0.478745023562" calcext:value-type="float">
            <text:p>0.478745023562</text:p>
          </table:table-cell>
          <table:table-cell office:value-type="float" office:value="0.117006" calcext:value-type="float">
            <text:p>0.117006</text:p>
          </table:table-cell>
          <table:table-cell office:value-type="float" office:value="0.331807197511" calcext:value-type="float">
            <text:p>0.331807197511</text:p>
          </table:table-cell>
          <table:table-cell office:value-type="float" office:value="0.374964103161" calcext:value-type="float">
            <text:p>0.37496410316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81570134273" calcext:value-type="float">
            <text:p>0.281570134273</text:p>
          </table:table-cell>
          <table:table-cell office:value-type="float" office:value="0.374764948948" calcext:value-type="float">
            <text:p>0.374764948948</text:p>
          </table:table-cell>
          <table:table-cell office:value-type="float" office:value="0.0754398" calcext:value-type="float">
            <text:p>0.0754398</text:p>
          </table:table-cell>
          <table:table-cell office:value-type="float" office:value="0.29630698444" calcext:value-type="float">
            <text:p>0.29630698444</text:p>
          </table:table-cell>
          <table:table-cell office:value-type="float" office:value="0.321551048218" calcext:value-type="float">
            <text:p>0.32155104821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29490410455" calcext:value-type="float">
            <text:p>0.29490410455</text:p>
          </table:table-cell>
          <table:table-cell office:value-type="float" office:value="0.535144053364" calcext:value-type="float">
            <text:p>0.535144053364</text:p>
          </table:table-cell>
          <table:table-cell office:value-type="float" office:value="0.128939" calcext:value-type="float">
            <text:p>0.128939</text:p>
          </table:table-cell>
          <table:table-cell office:value-type="float" office:value="0.323993950384" calcext:value-type="float">
            <text:p>0.323993950384</text:p>
          </table:table-cell>
          <table:table-cell office:value-type="float" office:value="0.380257883493" calcext:value-type="float">
            <text:p>0.380257883493</text:p>
          </table:table-cell>
        </table:table-row>
        <table:table-row table:style-name="ro1">
          <table:table-cell table:number-columns-repeated="5"/>
          <table:table-cell table:style-name="ce1" table:formula="of:=AVERAGE([.F29:.F32])" office:value-type="float" office:value="0.31410400843975" calcext:value-type="float">
            <text:p>0.31410400843975</text:p>
          </table:table-cell>
          <table:table-cell table:style-name="ce1" table:formula="of:=AVERAGE([.G29:.G32])" office:value-type="float" office:value="0.4591786703685" calcext:value-type="float">
            <text:p>0.4591786703685</text:p>
          </table:table-cell>
          <table:table-cell table:style-name="ce1" table:formula="of:=AVERAGE([.H29:.H32])" office:value-type="float" office:value="0.1158932" calcext:value-type="float">
            <text:p>0.1158932</text:p>
          </table:table-cell>
          <table:table-cell table:style-name="ce1" table:formula="of:=AVERAGE([.I29:.I32])" office:value-type="float" office:value="0.33424831077775" calcext:value-type="float">
            <text:p>0.33424831077775</text:p>
          </table:table-cell>
          <table:table-cell table:style-name="ce1" table:formula="of:=AVERAGE([.J29:.J32])" office:value-type="float" office:value="0.37078617625175" calcext:value-type="float">
            <text:p>0.37078617625175</text:p>
          </table:table-cell>
        </table:table-row>
        <table:table-row table:style-name="ro1">
          <table:table-cell table:number-columns-repeated="5"/>
          <table:table-cell table:style-name="ce2" table:formula="of:=STDEV([.F29:.F32])" office:value-type="float" office:value="0.0399538415921636" calcext:value-type="float">
            <text:p>0.039953841592164</text:p>
          </table:table-cell>
          <table:table-cell table:style-name="ce2" table:formula="of:=STDEV([.G29:.G32])" office:value-type="float" office:value="0.0668402777956429" calcext:value-type="float">
            <text:p>0.066840277795643</text:p>
          </table:table-cell>
          <table:table-cell table:style-name="ce2" table:formula="of:=STDEV([.H29:.H32])" office:value-type="float" office:value="0.0288636178148201" calcext:value-type="float">
            <text:p>0.02886361781482</text:p>
          </table:table-cell>
          <table:table-cell table:style-name="ce2" table:formula="of:=STDEV([.I29:.I32])" office:value-type="float" office:value="0.0370348516013247" calcext:value-type="float">
            <text:p>0.037034851601325</text:p>
          </table:table-cell>
          <table:table-cell table:style-name="ce2" table:formula="of:=STDEV([.J29:.J32])" office:value-type="float" office:value="0.0355789896743268" calcext:value-type="float">
            <text:p>0.03557898967432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51286507646" calcext:value-type="float">
            <text:p>0.351286507646</text:p>
          </table:table-cell>
          <table:table-cell office:value-type="float" office:value="0.541233116697" calcext:value-type="float">
            <text:p>0.541233116697</text:p>
          </table:table-cell>
          <table:table-cell office:value-type="float" office:value="0.140728" calcext:value-type="float">
            <text:p>0.140728</text:p>
          </table:table-cell>
          <table:table-cell office:value-type="float" office:value="0.377804740602" calcext:value-type="float">
            <text:p>0.377804740602</text:p>
          </table:table-cell>
          <table:table-cell office:value-type="float" office:value="0.426047531508" calcext:value-type="float">
            <text:p>0.42604753150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55451818081" calcext:value-type="float">
            <text:p>0.355451818081</text:p>
          </table:table-cell>
          <table:table-cell office:value-type="float" office:value="0.646813023815" calcext:value-type="float">
            <text:p>0.646813023815</text:p>
          </table:table-cell>
          <table:table-cell office:value-type="float" office:value="0.128529" calcext:value-type="float">
            <text:p>0.128529</text:p>
          </table:table-cell>
          <table:table-cell office:value-type="float" office:value="0.390645596778" calcext:value-type="float">
            <text:p>0.390645596778</text:p>
          </table:table-cell>
          <table:table-cell office:value-type="float" office:value="0.458782660357" calcext:value-type="float">
            <text:p>0.45878266035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52321603101" calcext:value-type="float">
            <text:p>0.352321603101</text:p>
          </table:table-cell>
          <table:table-cell office:value-type="float" office:value="0.548099177664" calcext:value-type="float">
            <text:p>0.548099177664</text:p>
          </table:table-cell>
          <table:table-cell office:value-type="float" office:value="0.143335" calcext:value-type="float">
            <text:p>0.143335</text:p>
          </table:table-cell>
          <table:table-cell office:value-type="float" office:value="0.379427420098" calcext:value-type="float">
            <text:p>0.379427420098</text:p>
          </table:table-cell>
          <table:table-cell office:value-type="float" office:value="0.428926530925" calcext:value-type="float">
            <text:p>0.42892653092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51216332422" calcext:value-type="float">
            <text:p>0.351216332422</text:p>
          </table:table-cell>
          <table:table-cell office:value-type="float" office:value="0.546251132922" calcext:value-type="float">
            <text:p>0.546251132922</text:p>
          </table:table-cell>
          <table:table-cell office:value-type="float" office:value="0.141662" calcext:value-type="float">
            <text:p>0.141662</text:p>
          </table:table-cell>
          <table:table-cell office:value-type="float" office:value="0.37822478752" calcext:value-type="float">
            <text:p>0.37822478752</text:p>
          </table:table-cell>
          <table:table-cell office:value-type="float" office:value="0.427541558652" calcext:value-type="float">
            <text:p>0.427541558652</text:p>
          </table:table-cell>
        </table:table-row>
        <table:table-row table:style-name="ro1">
          <table:table-cell table:number-columns-repeated="5"/>
          <table:table-cell table:style-name="ce1" table:formula="of:=AVERAGE([.F36:.F39])" office:value-type="float" office:value="0.3525690653125" calcext:value-type="float">
            <text:p>0.3525690653125</text:p>
          </table:table-cell>
          <table:table-cell table:style-name="ce1" table:formula="of:=AVERAGE([.G36:.G39])" office:value-type="float" office:value="0.5705991127745" calcext:value-type="float">
            <text:p>0.5705991127745</text:p>
          </table:table-cell>
          <table:table-cell table:style-name="ce1" table:formula="of:=AVERAGE([.H36:.H39])" office:value-type="float" office:value="0.1385635" calcext:value-type="float">
            <text:p>0.1385635</text:p>
          </table:table-cell>
          <table:table-cell table:style-name="ce1" table:formula="of:=AVERAGE([.I36:.I39])" office:value-type="float" office:value="0.3815256362495" calcext:value-type="float">
            <text:p>0.3815256362495</text:p>
          </table:table-cell>
          <table:table-cell table:style-name="ce1" table:formula="of:=AVERAGE([.J36:.J39])" office:value-type="float" office:value="0.4353245703605" calcext:value-type="float">
            <text:p>0.4353245703605</text:p>
          </table:table-cell>
        </table:table-row>
        <table:table-row table:style-name="ro1">
          <table:table-cell table:number-columns-repeated="5"/>
          <table:table-cell table:style-name="ce2" table:formula="of:=STDEV([.F36:.F39])" office:value-type="float" office:value="0.0019871538701833" calcext:value-type="float">
            <text:p>0.001987153870183</text:p>
          </table:table-cell>
          <table:table-cell table:style-name="ce2" table:formula="of:=STDEV([.G36:.G39])" office:value-type="float" office:value="0.0508920202146579" calcext:value-type="float">
            <text:p>0.050892020214658</text:p>
          </table:table-cell>
          <table:table-cell table:style-name="ce2" table:formula="of:=STDEV([.H36:.H39])" office:value-type="float" office:value="0.00677604026453994" calcext:value-type="float">
            <text:p>0.00677604026454</text:p>
          </table:table-cell>
          <table:table-cell table:style-name="ce2" table:formula="of:=STDEV([.I36:.I39])" office:value-type="float" office:value="0.00611873782775608" calcext:value-type="float">
            <text:p>0.006118737827756</text:p>
          </table:table-cell>
          <table:table-cell table:style-name="ce2" table:formula="of:=STDEV([.J36:.J39])" office:value-type="float" office:value="0.0156828528019995" calcext:value-type="float">
            <text:p>0.01568285280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0586036977" calcext:value-type="float">
            <text:p>0.50586036977</text:p>
          </table:table-cell>
          <table:table-cell office:value-type="float" office:value="0.608516483516" calcext:value-type="float">
            <text:p>0.608516483516</text:p>
          </table:table-cell>
          <table:table-cell office:value-type="float" office:value="0.183561" calcext:value-type="float">
            <text:p>0.183561</text:p>
          </table:table-cell>
          <table:table-cell office:value-type="float" office:value="0.523523962082" calcext:value-type="float">
            <text:p>0.523523962082</text:p>
          </table:table-cell>
          <table:table-cell office:value-type="float" office:value="0.552460099032" calcext:value-type="float">
            <text:p>0.55246009903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02884693993" calcext:value-type="float">
            <text:p>0.502884693993</text:p>
          </table:table-cell>
          <table:table-cell office:value-type="float" office:value="0.554185100614" calcext:value-type="float">
            <text:p>0.554185100614</text:p>
          </table:table-cell>
          <table:table-cell office:value-type="float" office:value="0.180754" calcext:value-type="float">
            <text:p>0.180754</text:p>
          </table:table-cell>
          <table:table-cell office:value-type="float" office:value="0.512370629874" calcext:value-type="float">
            <text:p>0.512370629874</text:p>
          </table:table-cell>
          <table:table-cell office:value-type="float" office:value="0.527290073294" calcext:value-type="float">
            <text:p>0.52729007329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06364524983" calcext:value-type="float">
            <text:p>0.506364524983</text:p>
          </table:table-cell>
          <table:table-cell office:value-type="float" office:value="0.59715370019" calcext:value-type="float">
            <text:p>0.59715370019</text:p>
          </table:table-cell>
          <table:table-cell office:value-type="float" office:value="0.147956" calcext:value-type="float">
            <text:p>0.147956</text:p>
          </table:table-cell>
          <table:table-cell office:value-type="float" office:value="0.522244575375" calcext:value-type="float">
            <text:p>0.522244575375</text:p>
          </table:table-cell>
          <table:table-cell office:value-type="float" office:value="0.548024387529" calcext:value-type="float">
            <text:p>0.54802438752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494671338587" calcext:value-type="float">
            <text:p>0.494671338587</text:p>
          </table:table-cell>
          <table:table-cell office:value-type="float" office:value="0.470492857143" calcext:value-type="float">
            <text:p>0.470492857143</text:p>
          </table:table-cell>
          <table:table-cell office:value-type="float" office:value="0.0820738" calcext:value-type="float">
            <text:p>0.0820738</text:p>
          </table:table-cell>
          <table:table-cell office:value-type="float" office:value="0.489638860864" calcext:value-type="float">
            <text:p>0.489638860864</text:p>
          </table:table-cell>
          <table:table-cell office:value-type="float" office:value="0.482279248377" calcext:value-type="float">
            <text:p>0.482279248377</text:p>
          </table:table-cell>
        </table:table-row>
        <table:table-row table:style-name="ro1">
          <table:table-cell table:number-columns-repeated="5"/>
          <table:table-cell table:style-name="ce1" table:formula="of:=AVERAGE([.F43:.F46])" office:value-type="float" office:value="0.50244523183325" calcext:value-type="float">
            <text:p>0.50244523183325</text:p>
          </table:table-cell>
          <table:table-cell table:style-name="ce1" table:formula="of:=AVERAGE([.G43:.G46])" office:value-type="float" office:value="0.55758703536575" calcext:value-type="float">
            <text:p>0.55758703536575</text:p>
          </table:table-cell>
          <table:table-cell table:style-name="ce1" table:formula="of:=AVERAGE([.H43:.H46])" office:value-type="float" office:value="0.1485862" calcext:value-type="float">
            <text:p>0.1485862</text:p>
          </table:table-cell>
          <table:table-cell table:style-name="ce1" table:formula="of:=AVERAGE([.I43:.I46])" office:value-type="float" office:value="0.51194450704875" calcext:value-type="float">
            <text:p>0.51194450704875</text:p>
          </table:table-cell>
          <table:table-cell table:style-name="ce1" table:formula="of:=AVERAGE([.J43:.J46])" office:value-type="float" office:value="0.527513452058" calcext:value-type="float">
            <text:p>0.527513452058</text:p>
          </table:table-cell>
        </table:table-row>
        <table:table-row table:style-name="ro1">
          <table:table-cell table:number-columns-repeated="5"/>
          <table:table-cell table:style-name="ce2" table:formula="of:=STDEV([.F43:.F46])" office:value-type="float" office:value="0.00540526191516655" calcext:value-type="float">
            <text:p>0.005405261915167</text:p>
          </table:table-cell>
          <table:table-cell table:style-name="ce2" table:formula="of:=STDEV([.G43:.G46])" office:value-type="float" office:value="0.0626000497724904" calcext:value-type="float">
            <text:p>0.062600049772491</text:p>
          </table:table-cell>
          <table:table-cell table:style-name="ce2" table:formula="of:=STDEV([.H43:.H46])" office:value-type="float" office:value="0.0471956936512927" calcext:value-type="float">
            <text:p>0.047195693651293</text:p>
          </table:table-cell>
          <table:table-cell table:style-name="ce2" table:formula="of:=STDEV([.I43:.I46])" office:value-type="float" office:value="0.0156833097992094" calcext:value-type="float">
            <text:p>0.015683309799209</text:p>
          </table:table-cell>
          <table:table-cell table:style-name="ce2" table:formula="of:=STDEV([.J43:.J46])" office:value-type="float" office:value="0.0320895452853797" calcext:value-type="float">
            <text:p>0.032089545285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3T14:28:57.468345846</dc:date>
    <dc:creator>Dimitrios Pritsos</dc:creator>
    <meta:editing-duration>PT1M28S</meta:editing-duration>
    <meta:editing-cycles>1</meta:editing-cycles>
    <meta:document-statistic meta:table-count="1" meta:cell-count="350" meta:object-count="0"/>
    <meta:generator>LibreOffice/5.2.2.2$Linux_X86_64 LibreOffice_project/20m0$Build-2</meta:generator>
  </office:meta>
</office:document-meta>
</file>